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edFieldDefinitionBuilder.setupDefinition( Element widgetElement , CalculatedFieldDefinition definition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lculated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